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33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AuthN">
      <style:graphic-properties draw:textarea-horizontal-align="justify" draw:textarea-vertical-align="middle" draw:auto-grow-height="false" fo:min-height="1.27cm" fo:min-width="7.29cm"/>
    </style:style>
    <style:style style:name="gr7" style:family="graphic" style:parent-style-name="standard">
      <style:graphic-properties draw:stroke="none" svg:stroke-color="#000000" draw:fill="none" draw:fill-color="#ffffff" fo:min-height="0.78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643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8.437cm" fo:min-width="10.37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5" style:family="graphic" style:parent-style-name="AuthN">
      <style:graphic-properties draw:textarea-horizontal-align="justify" draw:textarea-vertical-align="middle" draw:auto-grow-height="false" fo:min-height="1.27cm" fo:min-width="10.033cm"/>
    </style:style>
    <style:style style:name="gr16" style:family="graphic" style:parent-style-name="AuthN">
      <style:graphic-properties draw:textarea-horizontal-align="justify" draw:textarea-vertical-align="middle" draw:auto-grow-height="false" fo:min-height="1.288cm" fo:min-width="6.795cm"/>
    </style:style>
    <style:style style:name="gr17" style:family="graphic" style:parent-style-name="AuthN">
      <style:graphic-properties draw:textarea-horizontal-align="justify" draw:textarea-vertical-align="middle" draw:auto-grow-height="false" fo:min-height="1.146cm" fo:min-width="5.21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306cm" svg:y="0.211cm">
          <draw:text-box>
            <text:p><text:span text:style-name="T1">SecurityFilterC</text:span><text:span text:style-name="T1">hain</text:span></text:p>
          </draw:text-box>
        </draw:frame>
        <draw:custom-shape draw:style-name="gr2" draw:text-style-name="P3" draw:layer="layout" svg:width="6.985cm" svg:height="1.585cm" svg:x="1.266cm" svg:y="3.443cm">
          <text:p text:style-name="P2"><text:span text:style-name="T2">A</text:span><text:span text:style-name="T2">b</text:span><text:span text:style-name="T2">s</text:span><text:span text:style-name="T2">t</text:span><text:span text:style-name="T2">r</text:span><text:span text:style-name="T2">a</text:span><text:span text:style-name="T2">c</text:span><text:span text:style-name="T2">t</text:span><text:span text:style-name="T2">A</text:span><text:span text:style-name="T2">u</text:span><text:span text:style-name="T2">t</text:span><text:span text:style-name="T2">h</text:span><text:span text:style-name="T2">e</text:span><text:span text:style-name="T2">n</text:span><text:span text:style-name="T2">t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<text:line-break/>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2.343cm" svg:x2="4.741cm" svg:y2="3.486cm" svg:d="M4741 2343v1143" svg:viewBox="0 0 1 1144">
          <text:p/>
        </draw:connector>
        <draw:custom-shape draw:style-name="gr4" draw:text-style-name="P5" draw:layer="layout" svg:width="8.1cm" svg:height="6.187cm" svg:x="0.641cm" svg:y="1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4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1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70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5.044cm" svg:x2="4.741cm" svg:y2="6.187cm" svg:d="M4741 5044v1143" svg:viewBox="0 0 1 1144">
          <text:p/>
        </draw:connector>
        <draw:custom-shape draw:style-name="gr6" draw:text-style-name="P6" draw:layer="layout" svg:width="7.29cm" svg:height="1.27cm" svg:x="11.606cm" svg:y="4.254cm">
          <text:p text:style-name="P2"><text:span text:style-name="T1">AuthenticationManager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296cm" svg:height="1.031cm" svg:x="10.047cm" svg:y="5.914cm">
          <draw:text-box>
            <text:p><text:span text:style-name="T1">Authenticated?</text:span></text:p>
          </draw:text-box>
        </draw:frame>
        <draw:custom-shape draw:style-name="gr8" draw:text-style-name="P4" draw:layer="layout" svg:width="1.143cm" svg:height="1.143cm" svg:x="14.653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8.1cm" svg:height="5.945cm" svg:x="0.641cm" svg:y="9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922cm" svg:height="8.739cm" svg:x="9.763cm" svg:y="9.914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4.619cm" svg:y1="7.634cm" svg:x2="4.713cm" svg:y2="7.634cm">
          <text:p/>
        </draw:line>
        <draw:line draw:style-name="gr12" draw:text-style-name="P4" draw:layer="layout" svg:x1="4.713cm" svg:y1="7.634cm" svg:x2="4.714cm" svg:y2="10.014cm">
          <text:p/>
        </draw:line>
        <draw:line draw:style-name="gr12" draw:text-style-name="P4" draw:layer="layout" svg:x1="15.224cm" svg:y1="8.269cm" svg:x2="15.224cm" svg:y2="10.047cm">
          <text:p/>
        </draw:line>
        <draw:frame draw:style-name="gr13" draw:text-style-name="P1" draw:layer="layout" svg:width="2.585cm" svg:height="0.962cm" svg:x="1.589cm" svg:y="8.296cm">
          <draw:text-box>
            <text:p><text:span text:style-name="T1">Failure</text:span></text:p>
          </draw:text-box>
        </draw:frame>
        <draw:frame draw:style-name="gr14" draw:text-style-name="P1" draw:layer="layout" svg:width="3.072cm" svg:height="0.962cm" svg:x="11.769cm" svg:y="8.299cm">
          <draw:text-box>
            <text:p><text:span text:style-name="T1">Success</text:span></text:p>
          </draw:text-box>
        </draw:frame>
        <draw:custom-shape draw:style-name="gr15" draw:text-style-name="P6" draw:layer="layout" svg:width="10.033cm" svg:height="1.27cm" svg:x="10.271cm" svg:y="11.873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033cm" svg:height="1.27cm" svg:x="10.271cm" svg:y="17.104cm">
          <text:p text:style-name="P2"><text:span text:style-name="T1">AuthenticationSuccessH</text:span><text:span text:style-name="T1">and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033cm" svg:height="1.27cm" svg:x="10.271cm" svg:y="13.6cm">
          <text:p text:style-name="P2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033cm" svg:height="1.27cm" svg:x="10.271cm" svg:y="10.144cm">
          <text:p text:style-name="P2"><text:span text:style-name="T1">SessionAuthenticationStr</text:span><text:span text:style-name="T1">ategy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777cm" svg:y1="4.332cm" svg:x2="10.174cm" svg:y2="4.332cm">
          <text:p/>
        </draw:line>
        <draw:line draw:style-name="gr11" draw:text-style-name="P4" draw:layer="layout" svg:x1="10.174cm" svg:y1="4.305cm" svg:x2="10.174cm" svg:y2="0.395cm">
          <text:p/>
        </draw:line>
        <draw:line draw:style-name="gr12" draw:text-style-name="P4" draw:layer="layout" svg:x1="15.254cm" svg:y1="0.395cm" svg:x2="15.224cm" svg:y2="4.175cm">
          <text:p/>
        </draw:line>
        <draw:custom-shape draw:style-name="gr15" draw:text-style-name="P6" draw:layer="layout" svg:width="10.033cm" svg:height="1.27cm" svg:x="10.271cm" svg:y="15.403cm">
          <text:p text:style-name="P2"><text:span text:style-name="T1">Applicati</text:span><text:span text:style-name="T1">onEvent</text:span><text:span text:style-name="T1">Publish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9cm" svg:height="1.27cm" svg:x="1.106cm" svg:y="10.254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9cm" svg:height="1.27cm" svg:x="1.106cm" svg:y="12.054cm">
          <text:p text:style-name="P2"><text:span text:style-name="T1">Reme</text:span><text:span text:style-name="T1">mber</text:span><text:span text:style-name="T1">MeSe</text:span><text:span text:style-name="T1">rvic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295cm" svg:height="1.538cm" svg:x="1.074cm" svg:y="13.854cm">
          <text:p text:style-name="P2"><text:span text:style-name="T1">Aut</text:span><text:span text:style-name="T1">hent</text:span><text:span text:style-name="T1">icati</text:span><text:span text:style-name="T1">on</text:span></text:p>
          <text:p text:style-name="P2"><text:span text:style-name="T1">Fail</text:span><text:span text:style-name="T1">ure</text:span><text:span text:style-name="T1">Han</text:span><text:span text:style-name="T1">dle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201cm" svg:y1="0.395cm" svg:x2="15.254cm" svg:y2="0.395cm">
          <text:p/>
        </draw:line>
        <draw:custom-shape draw:style-name="gr17" draw:text-style-name="P6" draw:layer="layout" svg:width="5.334cm" svg:height="1.27cm" svg:x="12.587cm" svg:y="0.776cm">
          <text:p text:style-name="P2"><text:span text:style-name="T1">Authe</text:span><text:span text:style-name="T1">nticati</text:span><text:span text:style-name="T1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0.635cm" svg:height="0.635cm" svg:x="11.686cm" svg:y="1.27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5.254cm" svg:y1="5.602cm" svg:x2="15.254cm" svg:y2="7.126cm">
          <text:p/>
        </draw:line>
        <draw:custom-shape draw:style-name="gr18" draw:text-style-name="P7" draw:layer="layout" svg:width="0.635cm" svg:height="0.635cm" svg:x="14.386cm" svg:y="2.77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635cm" svg:height="0.635cm" svg:x="4.386cm" svg:y="8.47cm"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635cm" svg:height="0.635cm" svg:x="14.886cm" svg:y="8.47cm">
          <text:p text:style-name="P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03:31.607019696</meta:creation-date>
    <meta:editing-duration>PT8M59S</meta:editing-duration>
    <meta:editing-cycles>2</meta:editing-cycles>
    <meta:generator>LibreOffice/6.0.7.3$Linux_X86_64 LibreOffice_project/00m0$Build-3</meta:generator>
    <dc:date>2020-02-27T13:12:30.258848911</dc:date>
    <meta:document-statistic meta:object-count="37"/>
    <meta:template xlink:type="simple" xlink:actuate="onRequest" xlink:title="palette" xlink:href="../../../../../../../../../../../../../Templates/Spring/palette.otg" meta:date="2020-02-27T13:03:31.277978297"/>
  </office:meta>
</office:document-meta>
</file>